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Helvetica Neue" fo:font-size="10pt" style:font-size-asian="10pt" style:font-size-complex="10pt"/>
    </style:style>
    <style:style style:name="P2" style:family="paragraph" style:parent-style-name="Text_20_body">
      <style:text-properties style:font-name="Helvetica Neue" officeooo:rsid="002ea3c9" officeooo:paragraph-rsid="002ea3c9"/>
    </style:style>
    <style:style style:name="P3" style:family="paragraph" style:parent-style-name="Text_20_body">
      <style:paragraph-properties fo:line-height="115%"/>
      <style:text-properties style:font-name="Helvetica Neue" officeooo:rsid="0022e212" officeooo:paragraph-rsid="0024203d"/>
    </style:style>
    <style:style style:name="P4" style:family="paragraph" style:parent-style-name="Text_20_body">
      <style:paragraph-properties fo:line-height="100%"/>
      <style:text-properties style:font-name="Helvetica Neue" officeooo:rsid="0022e212" officeooo:paragraph-rsid="0024203d"/>
    </style:style>
    <style:style style:name="P5" style:family="paragraph" style:parent-style-name="Text_20_body">
      <style:paragraph-properties fo:line-height="115%"/>
      <style:text-properties style:font-name="Helvetica Neue" officeooo:rsid="00300cc1" officeooo:paragraph-rsid="003f7c67"/>
    </style:style>
    <style:style style:name="P6" style:family="paragraph" style:parent-style-name="Text_20_body">
      <style:paragraph-properties fo:line-height="115%"/>
      <style:text-properties style:font-name="Helvetica Neue" officeooo:rsid="0041535b" officeooo:paragraph-rsid="0041535b"/>
    </style:style>
    <style:style style:name="P7" style:family="paragraph" style:parent-style-name="Text_20_body">
      <style:paragraph-properties fo:margin-top="0in" fo:margin-bottom="0in" style:contextual-spacing="false" fo:line-height="115%"/>
      <style:text-properties style:font-name="Helvetica Neue" officeooo:rsid="0041535b" officeooo:paragraph-rsid="0041535b"/>
    </style:style>
    <style:style style:name="P8" style:family="paragraph" style:parent-style-name="Text_20_body">
      <style:paragraph-properties fo:line-height="115%"/>
      <style:text-properties style:font-name="Helvetica Neue" officeooo:rsid="0041535b" officeooo:paragraph-rsid="009bd016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style:font-name="Helvetica Neue" officeooo:rsid="0041535b" officeooo:paragraph-rsid="009bd016"/>
    </style:style>
    <style:style style:name="P10" style:family="paragraph" style:parent-style-name="Text_20_body">
      <style:paragraph-properties fo:line-height="115%"/>
      <style:text-properties style:font-name="Helvetica Neue" officeooo:rsid="0041535b" officeooo:paragraph-rsid="009c5bff"/>
    </style:style>
    <style:style style:name="P11" style:family="paragraph" style:parent-style-name="Text_20_body">
      <style:paragraph-properties fo:margin-top="0in" fo:margin-bottom="0in" style:contextual-spacing="false" fo:line-height="115%"/>
      <style:text-properties style:font-name="Helvetica Neue" officeooo:rsid="0041535b" officeooo:paragraph-rsid="009c5bff"/>
    </style:style>
    <style:style style:name="P12" style:family="paragraph" style:parent-style-name="Text_20_body">
      <style:paragraph-properties fo:line-height="115%"/>
      <style:text-properties style:font-name="Helvetica Neue" officeooo:rsid="0020b5a5" officeooo:paragraph-rsid="004b4a2f"/>
    </style:style>
    <style:style style:name="P13" style:family="paragraph" style:parent-style-name="Text_20_body">
      <style:paragraph-properties fo:line-height="115%"/>
      <style:text-properties style:font-name="Helvetica Neue" officeooo:rsid="004b4a2f" officeooo:paragraph-rsid="004b4a2f"/>
    </style:style>
    <style:style style:name="P14" style:family="paragraph" style:parent-style-name="Text_20_body">
      <style:paragraph-properties fo:line-height="115%"/>
      <style:text-properties style:font-name="Helvetica Neue" officeooo:rsid="0025c5fc" officeooo:paragraph-rsid="004e54d5"/>
    </style:style>
    <style:style style:name="P15" style:family="paragraph" style:parent-style-name="Text_20_body">
      <style:paragraph-properties fo:line-height="115%"/>
      <style:text-properties style:font-name="Helvetica Neue" officeooo:rsid="0025c5fc" officeooo:paragraph-rsid="004fea7f"/>
    </style:style>
    <style:style style:name="P16" style:family="paragraph" style:parent-style-name="Text_20_body">
      <style:paragraph-properties fo:line-height="115%"/>
      <style:text-properties style:font-name="Helvetica Neue" officeooo:rsid="002650eb" officeooo:paragraph-rsid="002650eb"/>
    </style:style>
    <style:style style:name="P17" style:family="paragraph" style:parent-style-name="Text_20_body">
      <style:paragraph-properties fo:line-height="115%"/>
      <style:text-properties style:font-name="Helvetica Neue" officeooo:rsid="002650eb" officeooo:paragraph-rsid="0052b848"/>
    </style:style>
    <style:style style:name="P18" style:family="paragraph" style:parent-style-name="Text_20_body">
      <style:paragraph-properties fo:line-height="115%"/>
      <style:text-properties style:font-name="Helvetica Neue" fo:font-size="12pt" officeooo:rsid="001f2456" officeooo:paragraph-rsid="001f2456" style:font-size-asian="12pt" style:font-size-complex="12pt"/>
    </style:style>
    <style:style style:name="P19" style:family="paragraph" style:parent-style-name="Text_20_body">
      <style:paragraph-properties fo:line-height="115%"/>
      <style:text-properties style:font-name="Helvetica Neue" fo:font-size="12pt" officeooo:rsid="001bbd91" officeooo:paragraph-rsid="001bbd91" style:font-size-asian="12pt" style:font-size-complex="12pt"/>
    </style:style>
    <style:style style:name="P20" style:family="paragraph" style:parent-style-name="Text_20_body">
      <style:paragraph-properties fo:line-height="115%"/>
      <style:text-properties style:font-name="Helvetica Neue" officeooo:rsid="0052b848" officeooo:paragraph-rsid="0052b848"/>
    </style:style>
    <style:style style:name="P21" style:family="paragraph" style:parent-style-name="Text_20_body">
      <style:text-properties style:font-name="Helvetica Neue" officeooo:rsid="002d5bbf" officeooo:paragraph-rsid="0056d611"/>
    </style:style>
    <style:style style:name="P22" style:family="paragraph" style:parent-style-name="Text_20_body">
      <style:paragraph-properties fo:line-height="115%"/>
      <style:text-properties style:font-name="Helvetica Neue" officeooo:rsid="002d5bbf" officeooo:paragraph-rsid="002d5bbf"/>
    </style:style>
    <style:style style:name="P23" style:family="paragraph" style:parent-style-name="Text_20_body">
      <style:paragraph-properties fo:line-height="115%"/>
      <style:text-properties style:font-name="Helvetica Neue" officeooo:rsid="002d5bbf" officeooo:paragraph-rsid="009bd016"/>
    </style:style>
    <style:style style:name="P24" style:family="paragraph" style:parent-style-name="Text_20_body">
      <style:text-properties style:font-name="Helvetica Neue" officeooo:rsid="002d5bbf" officeooo:paragraph-rsid="009bd016"/>
    </style:style>
    <style:style style:name="P25" style:family="paragraph" style:parent-style-name="Text_20_body">
      <style:paragraph-properties fo:line-height="115%"/>
      <style:text-properties style:font-name="Helvetica Neue" officeooo:rsid="003f7c67" officeooo:paragraph-rsid="0056d611"/>
    </style:style>
    <style:style style:name="P26" style:family="paragraph" style:parent-style-name="Text_20_body">
      <style:paragraph-properties fo:line-height="115%"/>
      <style:text-properties style:font-name="Helvetica Neue" officeooo:rsid="003f7c67" officeooo:paragraph-rsid="00a182de"/>
    </style:style>
    <style:style style:name="P27" style:family="paragraph" style:parent-style-name="Text_20_body">
      <style:paragraph-properties fo:line-height="115%"/>
      <style:text-properties style:font-name="Helvetica Neue" fo:font-weight="normal" officeooo:rsid="002ea3c9" officeooo:paragraph-rsid="00454cb9" style:font-weight-asian="normal" style:font-weight-complex="normal"/>
    </style:style>
    <style:style style:name="P28" style:family="paragraph" style:parent-style-name="Title">
      <style:text-properties style:font-name="Helvetica Neue" fo:font-weight="normal" officeooo:rsid="004b4a2f" style:font-weight-asian="normal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style:font-name="Helvetica Neue" officeooo:rsid="0050f76b" officeooo:paragraph-rsid="0050f76b"/>
    </style:style>
    <style:style style:name="P30" style:family="paragraph" style:parent-style-name="Text_20_body">
      <style:paragraph-properties fo:line-height="115%"/>
      <style:text-properties style:font-name="Helvetica Neue" officeooo:rsid="003b4417" officeooo:paragraph-rsid="004b4a2f"/>
    </style:style>
    <style:style style:name="P31" style:family="paragraph" style:parent-style-name="Text_20_body">
      <style:paragraph-properties fo:line-height="115%"/>
      <style:text-properties style:font-name="Helvetica Neue" officeooo:rsid="005619e1" officeooo:paragraph-rsid="005619e1"/>
    </style:style>
    <style:style style:name="P32" style:family="paragraph" style:parent-style-name="Text_20_body">
      <style:paragraph-properties fo:line-height="115%"/>
      <style:text-properties style:font-name="Helvetica Neue" officeooo:rsid="005619e1" officeooo:paragraph-rsid="009b3d3c"/>
    </style:style>
    <style:style style:name="P33" style:family="paragraph" style:parent-style-name="Text_20_body">
      <style:paragraph-properties fo:line-height="115%"/>
      <style:text-properties style:font-name="Helvetica Neue" officeooo:rsid="0049047f" officeooo:paragraph-rsid="00962997"/>
    </style:style>
    <style:style style:name="P34" style:family="paragraph" style:parent-style-name="Text_20_body">
      <style:text-properties style:font-name="Helvetica Neue" officeooo:rsid="008fd0b3" officeooo:paragraph-rsid="008fd0b3"/>
    </style:style>
    <style:style style:name="P35" style:family="paragraph" style:parent-style-name="Text_20_body">
      <style:paragraph-properties fo:line-height="115%"/>
      <style:text-properties style:font-name="Helvetica Neue" officeooo:rsid="004237f7" officeooo:paragraph-rsid="009862a3"/>
    </style:style>
    <style:style style:name="P36" style:family="paragraph" style:parent-style-name="Text_20_body">
      <style:paragraph-properties fo:line-height="115%"/>
      <style:text-properties style:font-name="Helvetica Neue" officeooo:rsid="009b3d3c" officeooo:paragraph-rsid="009b3d3c"/>
    </style:style>
    <style:style style:name="P37" style:family="paragraph" style:parent-style-name="Text_20_body">
      <style:paragraph-properties fo:line-height="115%"/>
      <style:text-properties style:font-name="Helvetica Neue" officeooo:rsid="009802ee" officeooo:paragraph-rsid="009bd016"/>
    </style:style>
    <style:style style:name="P38" style:family="paragraph" style:parent-style-name="Text_20_body">
      <style:paragraph-properties fo:line-height="115%"/>
      <style:text-properties style:font-name="Helvetica Neue" officeooo:rsid="00962997" officeooo:paragraph-rsid="00a182de"/>
    </style:style>
    <style:style style:name="P39" style:family="paragraph" style:parent-style-name="Text_20_body">
      <style:paragraph-properties fo:line-height="115%"/>
      <style:text-properties officeooo:rsid="0022e212" officeooo:paragraph-rsid="0025c5fc"/>
    </style:style>
    <style:style style:name="P40" style:family="paragraph" style:parent-style-name="Text_20_body">
      <style:paragraph-properties fo:line-height="115%"/>
      <style:text-properties officeooo:rsid="004c9b51" officeooo:paragraph-rsid="004c9b51"/>
    </style:style>
    <style:style style:name="P41" style:family="paragraph" style:parent-style-name="Text_20_body">
      <style:paragraph-properties fo:line-height="115%"/>
      <style:text-properties officeooo:paragraph-rsid="0056d611"/>
    </style:style>
    <style:style style:name="P42" style:family="paragraph" style:parent-style-name="Standard">
      <style:paragraph-properties fo:margin-top="0in" fo:margin-bottom="0in" style:contextual-spacing="false" fo:line-height="115%"/>
      <style:text-properties officeooo:paragraph-rsid="00549290"/>
    </style:style>
    <style:style style:name="P43" style:family="paragraph" style:parent-style-name="Standard">
      <style:paragraph-properties fo:margin-top="0in" fo:margin-bottom="0in" style:contextual-spacing="false" fo:line-height="115%"/>
      <style:text-properties officeooo:paragraph-rsid="009b3d3c"/>
    </style:style>
    <style:style style:name="P44" style:family="paragraph" style:parent-style-name="Text_20_body">
      <style:paragraph-properties fo:line-height="115%"/>
      <style:text-properties officeooo:paragraph-rsid="009802ee"/>
    </style:style>
    <style:style style:name="P45" style:family="paragraph" style:parent-style-name="Text_20_body">
      <style:paragraph-properties fo:line-height="115%"/>
      <style:text-properties officeooo:paragraph-rsid="00a182de"/>
    </style:style>
    <style:style style:name="P46" style:family="paragraph" style:parent-style-name="Text_20_body">
      <style:paragraph-properties fo:line-height="115%"/>
      <style:text-properties officeooo:paragraph-rsid="00a1c272"/>
    </style:style>
    <style:style style:name="P47" style:family="paragraph" style:parent-style-name="Text_20_body">
      <style:paragraph-properties fo:line-height="115%"/>
      <style:text-properties officeooo:paragraph-rsid="0052b848"/>
    </style:style>
    <style:style style:name="P48" style:family="paragraph" style:parent-style-name="Text_20_body">
      <style:paragraph-properties fo:line-height="115%"/>
      <style:text-properties officeooo:rsid="009802ee" officeooo:paragraph-rsid="009802ee"/>
    </style:style>
    <style:style style:name="P49" style:family="paragraph" style:parent-style-name="Text_20_body">
      <style:paragraph-properties fo:line-height="115%"/>
      <style:text-properties officeooo:rsid="00a66cf5" officeooo:paragraph-rsid="00a66cf5"/>
    </style:style>
    <style:style style:name="P50" style:family="paragraph" style:parent-style-name="Heading_20_2">
      <style:text-properties officeooo:rsid="00a7c18a" officeooo:paragraph-rsid="00a7c18a"/>
    </style:style>
    <style:style style:name="P51" style:family="paragraph" style:parent-style-name="Heading_20_2">
      <style:text-properties officeooo:rsid="009b3d3c" officeooo:paragraph-rsid="009b3d3c"/>
    </style:style>
    <style:style style:name="P52" style:family="paragraph" style:parent-style-name="Heading_20_2">
      <style:text-properties officeooo:rsid="009bd016" officeooo:paragraph-rsid="009bd016"/>
    </style:style>
    <style:style style:name="P53" style:family="paragraph" style:parent-style-name="Heading_20_5">
      <style:text-properties officeooo:paragraph-rsid="009bd016"/>
    </style:style>
    <style:style style:name="P54" style:family="paragraph" style:parent-style-name="Heading_20_5">
      <style:text-properties officeooo:paragraph-rsid="00962997"/>
    </style:style>
    <style:style style:name="P55" style:family="paragraph" style:parent-style-name="Heading_20_5">
      <style:text-properties officeooo:paragraph-rsid="009c5bff"/>
    </style:style>
    <style:style style:name="P56" style:family="paragraph" style:parent-style-name="Heading_20_5">
      <style:text-properties officeooo:paragraph-rsid="009b3d3c"/>
    </style:style>
    <style:style style:name="P57" style:family="paragraph" style:parent-style-name="Heading_20_5">
      <style:text-properties officeooo:paragraph-rsid="00a182de"/>
    </style:style>
    <style:style style:name="P58" style:family="paragraph" style:parent-style-name="Standard">
      <style:paragraph-properties fo:margin-top="0in" fo:margin-bottom="0in" style:contextual-spacing="false" fo:line-height="115%"/>
      <style:text-properties style:font-name="Helvetica Neue" officeooo:rsid="0050f76b" officeooo:paragraph-rsid="00ab03d1"/>
    </style:style>
    <style:style style:name="P59" style:family="paragraph" style:parent-style-name="Standard">
      <style:paragraph-properties fo:margin-top="0in" fo:margin-bottom="0in" style:contextual-spacing="false" fo:line-height="115%"/>
      <style:text-properties style:font-name="Helvetica Neue" officeooo:rsid="0050f76b" officeooo:paragraph-rsid="00517abc"/>
    </style:style>
    <style:style style:name="P60" style:family="paragraph" style:parent-style-name="Standard">
      <style:paragraph-properties fo:margin-top="0in" fo:margin-bottom="0in" style:contextual-spacing="false" fo:line-height="115%"/>
      <style:text-properties style:font-name="Helvetica Neue" officeooo:rsid="00ab03d1" officeooo:paragraph-rsid="00ab03d1"/>
    </style:style>
    <style:style style:name="P61" style:family="paragraph" style:parent-style-name="Text_20_body" style:list-style-name="L1">
      <style:paragraph-properties fo:line-height="100%"/>
      <style:text-properties style:font-name="Helvetica Neue" officeooo:rsid="0022e212" officeooo:paragraph-rsid="003c95a9"/>
    </style:style>
    <style:style style:name="P62" style:family="paragraph" style:parent-style-name="Text_20_body" style:list-style-name="L1">
      <style:paragraph-properties fo:line-height="100%"/>
      <style:text-properties style:font-name="Helvetica Neue" officeooo:rsid="0022e212" officeooo:paragraph-rsid="0024203d"/>
    </style:style>
    <style:style style:name="P63" style:family="paragraph" style:parent-style-name="Text_20_body">
      <style:paragraph-properties fo:line-height="115%"/>
      <style:text-properties style:font-name="Helvetica Neue" officeooo:rsid="00a81327" officeooo:paragraph-rsid="00a81327"/>
    </style:style>
    <style:style style:name="P64" style:family="paragraph" style:parent-style-name="Text_20_body" style:list-style-name="L2">
      <style:paragraph-properties fo:line-height="115%"/>
      <style:text-properties style:font-name="Helvetica Neue" officeooo:rsid="00a81327" officeooo:paragraph-rsid="00a81327"/>
    </style:style>
    <style:style style:name="P65" style:family="paragraph" style:parent-style-name="Text_20_body" style:list-style-name="L3">
      <style:text-properties style:font-name="Helvetica Neue" officeooo:rsid="0052b848" officeooo:paragraph-rsid="0052b848"/>
    </style:style>
    <style:style style:name="P66" style:family="paragraph" style:parent-style-name="Text_20_body" style:list-style-name="L3">
      <style:text-properties style:font-name="Helvetica Neue" officeooo:rsid="0052b848" officeooo:paragraph-rsid="0052d610"/>
    </style:style>
    <style:style style:name="P67" style:family="paragraph" style:parent-style-name="Text_20_body">
      <style:paragraph-properties fo:line-height="115%"/>
      <style:text-properties style:font-name="Helvetica Neue" officeooo:rsid="0052b848" officeooo:paragraph-rsid="00ab03d1"/>
    </style:style>
    <style:style style:name="P68" style:family="paragraph" style:parent-style-name="Text_20_body" style:list-style-name="L4">
      <style:text-properties style:font-name="Helvetica Neue" officeooo:rsid="0056d611" officeooo:paragraph-rsid="0056d611"/>
    </style:style>
    <style:style style:name="P69" style:family="paragraph" style:parent-style-name="Text_20_body" style:list-style-name="L4">
      <style:text-properties style:font-name="Helvetica Neue" officeooo:rsid="0056d611" officeooo:paragraph-rsid="009bd016"/>
    </style:style>
    <style:style style:name="P70" style:family="paragraph" style:parent-style-name="Text_20_body" style:list-style-name="L4">
      <style:text-properties style:font-name="Helvetica Neue" officeooo:rsid="002d5bbf" officeooo:paragraph-rsid="0056d611"/>
    </style:style>
    <style:style style:name="P71" style:family="paragraph" style:parent-style-name="Text_20_body" style:list-style-name="L4">
      <style:text-properties style:font-name="Helvetica Neue" officeooo:rsid="002d5bbf" officeooo:paragraph-rsid="009bd016"/>
    </style:style>
    <style:style style:name="P72" style:family="paragraph" style:parent-style-name="Text_20_body" style:list-style-name="L5">
      <style:paragraph-properties fo:line-height="100%"/>
      <style:text-properties style:font-name="Helvetica Neue" fo:font-weight="normal" officeooo:rsid="002ea3c9" officeooo:paragraph-rsid="002ea3c9" style:font-weight-asian="normal" style:font-weight-complex="normal"/>
    </style:style>
    <style:style style:name="P73" style:family="paragraph" style:parent-style-name="Text_20_body" style:list-style-name="L5">
      <style:paragraph-properties fo:line-height="100%"/>
      <style:text-properties style:font-name="Helvetica Neue" fo:font-weight="normal" officeooo:rsid="002ea3c9" officeooo:paragraph-rsid="0056d611" style:font-weight-asian="normal" style:font-weight-complex="normal"/>
    </style:style>
    <style:style style:name="P74" style:family="paragraph" style:parent-style-name="Text_20_body" style:list-style-name="L5">
      <style:paragraph-properties fo:line-height="100%"/>
      <style:text-properties style:font-name="Helvetica Neue" fo:font-weight="normal" officeooo:paragraph-rsid="0056d611" style:font-weight-asian="normal" style:font-weight-complex="normal"/>
    </style:style>
    <style:style style:name="P75" style:family="paragraph" style:parent-style-name="Text_20_body" style:list-style-name="L5" style:master-page-name="">
      <loext:graphic-properties draw:fill="none"/>
      <style:paragraph-properties fo:margin-top="0in" fo:margin-bottom="0.0972in" style:contextual-spacing="false" fo:line-height="100%" fo:text-align="start" style:justify-single-word="false" style:page-number="auto" fo:background-color="transparent"/>
      <style:text-properties style:font-name="Helvetica Neue" fo:font-weight="normal" officeooo:rsid="003f7c67" officeooo:paragraph-rsid="0056d611" style:font-weight-asian="normal" style:font-weight-complex="normal"/>
    </style:style>
    <style:style style:name="P76" style:family="paragraph" style:parent-style-name="Text_20_body" style:list-style-name="L5" style:master-page-name="">
      <loext:graphic-properties draw:fill="none"/>
      <style:paragraph-properties fo:margin-top="0in" fo:margin-bottom="0.0972in" style:contextual-spacing="false" fo:line-height="100%" fo:text-align="start" style:justify-single-word="false" style:page-number="auto" fo:background-color="transparent"/>
      <style:text-properties style:font-name="Helvetica Neue" fo:font-weight="normal" officeooo:rsid="003f7c67" officeooo:paragraph-rsid="00ab03d1" style:font-weight-asian="normal" style:font-weight-complex="normal"/>
    </style:style>
    <style:style style:name="P77" style:family="paragraph" style:parent-style-name="Text_20_body" style:list-style-name="L5">
      <loext:graphic-properties draw:fill="none"/>
      <style:paragraph-properties fo:margin-top="0in" fo:margin-bottom="0.0972in" style:contextual-spacing="false" fo:line-height="100%" fo:text-align="start" style:justify-single-word="false" fo:background-color="transparent"/>
      <style:text-properties style:font-name="Helvetica Neue" fo:font-weight="normal" officeooo:rsid="003f7c67" officeooo:paragraph-rsid="00ab03d1" style:font-weight-asian="normal" style:font-weight-complex="normal"/>
    </style:style>
    <style:style style:name="P78" style:family="paragraph" style:parent-style-name="Text_20_body" style:list-style-name="L6">
      <style:paragraph-properties fo:line-height="100%"/>
      <style:text-properties style:font-name="Helvetica Neue" officeooo:rsid="0041535b" officeooo:paragraph-rsid="0041535b"/>
    </style:style>
    <style:style style:name="P79" style:family="paragraph" style:parent-style-name="Text_20_body" style:list-style-name="L8">
      <style:paragraph-properties fo:line-height="100%"/>
      <style:text-properties style:font-name="Helvetica Neue" officeooo:rsid="0041535b" officeooo:paragraph-rsid="009c5bff"/>
    </style:style>
    <style:style style:name="P80" style:family="paragraph" style:parent-style-name="Text_20_body" style:list-style-name="L8">
      <style:paragraph-properties fo:line-height="100%"/>
      <style:text-properties style:font-name="Helvetica Neue" officeooo:rsid="0041535b" officeooo:paragraph-rsid="009bd016"/>
    </style:style>
    <style:style style:name="P81" style:family="paragraph" style:parent-style-name="Text_20_body">
      <style:paragraph-properties fo:line-height="115%"/>
      <style:text-properties style:font-name="Helvetica Neue" officeooo:rsid="008fd0b3" officeooo:paragraph-rsid="008fd0b3"/>
    </style:style>
    <style:style style:name="P82" style:family="paragraph" style:parent-style-name="Text_20_body" style:list-style-name="L7">
      <style:text-properties style:font-name="Helvetica Neue" officeooo:rsid="008fd0b3" officeooo:paragraph-rsid="008fd0b3"/>
    </style:style>
    <style:style style:name="P83" style:family="paragraph" style:parent-style-name="Text_20_body" style:list-style-name="L7">
      <style:text-properties style:font-name="Helvetica Neue" officeooo:rsid="00962997" officeooo:paragraph-rsid="00962997"/>
    </style:style>
    <style:style style:name="P84" style:family="paragraph" style:parent-style-name="Text_20_body">
      <style:paragraph-properties fo:line-height="115%"/>
      <style:text-properties style:font-name="Helvetica Neue" officeooo:rsid="00962997" officeooo:paragraph-rsid="00abeea0"/>
    </style:style>
    <style:style style:name="P85" style:family="paragraph" style:parent-style-name="Text_20_body">
      <style:paragraph-properties fo:line-height="115%"/>
      <style:text-properties style:font-name="Helvetica Neue" officeooo:rsid="002ea3c9" officeooo:paragraph-rsid="00962997"/>
    </style:style>
    <style:style style:name="P86" style:family="paragraph" style:parent-style-name="Text_20_body">
      <style:paragraph-properties fo:line-height="115%"/>
      <style:text-properties style:font-name="Helvetica Neue" officeooo:rsid="002ea3c9" officeooo:paragraph-rsid="00a182de"/>
    </style:style>
    <style:style style:name="P87" style:family="paragraph" style:parent-style-name="Text_20_body">
      <style:paragraph-properties fo:line-height="115%"/>
      <style:text-properties style:font-name="Helvetica Neue" officeooo:rsid="009802ee" officeooo:paragraph-rsid="009802ee"/>
    </style:style>
    <style:style style:name="P88" style:family="paragraph" style:parent-style-name="Text_20_body">
      <style:paragraph-properties fo:line-height="115%"/>
      <style:text-properties style:font-name="Helvetica Neue" officeooo:rsid="009802ee" officeooo:paragraph-rsid="00ab03d1"/>
    </style:style>
    <style:style style:name="P89" style:family="paragraph" style:parent-style-name="Text_20_body">
      <style:paragraph-properties fo:line-height="115%"/>
      <style:text-properties style:font-name="Helvetica Neue" officeooo:rsid="00a66cf5" officeooo:paragraph-rsid="00a66cf5"/>
    </style:style>
    <style:style style:name="P90" style:family="paragraph" style:parent-style-name="Text_20_body">
      <style:paragraph-properties fo:line-height="115%"/>
      <style:text-properties style:font-name="Helvetica Neue" officeooo:rsid="009b3d3c" officeooo:paragraph-rsid="009b3d3c"/>
    </style:style>
    <style:style style:name="P91" style:family="paragraph" style:parent-style-name="Text_20_body" style:list-style-name="L8">
      <style:paragraph-properties fo:line-height="100%"/>
      <style:text-properties style:font-name="Helvetica Neue" officeooo:rsid="009bd016" officeooo:paragraph-rsid="009bd016"/>
    </style:style>
    <style:style style:name="P9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Helvetica Neue" officeooo:rsid="00aa0530" officeooo:paragraph-rsid="00aa0530"/>
    </style:style>
    <style:style style:name="P93" style:family="paragraph" style:parent-style-name="Text_20_body">
      <style:paragraph-properties fo:line-height="115%"/>
      <style:text-properties style:font-name="Helvetica Neue" fo:font-size="12pt" officeooo:paragraph-rsid="00ab03d1" style:font-size-asian="12pt" style:font-size-complex="12pt"/>
    </style:style>
    <style:style style:name="P94" style:family="paragraph" style:parent-style-name="Text_20_body">
      <style:paragraph-properties fo:line-height="115%"/>
      <style:text-properties style:font-name="Helvetica Neue" fo:font-size="12pt" officeooo:rsid="00ab03d1" officeooo:paragraph-rsid="00ab03d1" style:font-size-asian="12pt" style:font-size-complex="12pt"/>
    </style:style>
    <style:style style:name="P95" style:family="paragraph" style:parent-style-name="Text_20_body" style:list-style-name="L1">
      <style:paragraph-properties fo:line-height="100%"/>
      <style:text-properties style:font-name="Helvetica Neue" officeooo:rsid="00ab03d1" officeooo:paragraph-rsid="00ab03d1"/>
    </style:style>
    <style:style style:name="P96" style:family="paragraph" style:parent-style-name="Text_20_body">
      <style:paragraph-properties fo:line-height="115%"/>
      <style:text-properties style:font-name="Helvetica Neue" officeooo:rsid="00ab03d1" officeooo:paragraph-rsid="00ab03d1"/>
    </style:style>
    <style:style style:name="P97" style:family="paragraph" style:parent-style-name="Text_20_body">
      <style:paragraph-properties fo:line-height="115%"/>
      <style:text-properties style:font-name="Helvetica Neue" officeooo:rsid="0025c5fc" officeooo:paragraph-rsid="00ab03d1"/>
    </style:style>
    <style:style style:name="P98" style:family="paragraph" style:parent-style-name="Text_20_body">
      <style:paragraph-properties fo:line-height="115%"/>
      <style:text-properties officeooo:paragraph-rsid="00ab03d1"/>
    </style:style>
    <style:style style:name="P99" style:family="paragraph" style:parent-style-name="Text_20_body">
      <style:text-properties officeooo:rsid="00ab03d1" officeooo:paragraph-rsid="00ab03d1"/>
    </style:style>
    <style:style style:name="T1" style:family="text">
      <style:text-properties officeooo:rsid="0022e212"/>
    </style:style>
    <style:style style:name="T2" style:family="text">
      <style:text-properties officeooo:rsid="0024203d"/>
    </style:style>
    <style:style style:name="T3" style:family="text">
      <style:text-properties officeooo:rsid="002650eb"/>
    </style:style>
    <style:style style:name="T4" style:family="text">
      <style:text-properties officeooo:rsid="0026d4b2"/>
    </style:style>
    <style:style style:name="T5" style:family="text">
      <style:text-properties officeooo:rsid="002a213e"/>
    </style:style>
    <style:style style:name="T6" style:family="text">
      <style:text-properties officeooo:rsid="002d5bbf"/>
    </style:style>
    <style:style style:name="T7" style:family="text">
      <style:text-properties officeooo:rsid="002ea3c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f7c67" style:font-style-asian="italic" style:font-style-complex="italic"/>
    </style:style>
    <style:style style:name="T10" style:family="text">
      <style:text-properties fo:font-style="italic" officeooo:rsid="0056d611" style:font-style-asian="italic" style:font-style-complex="italic"/>
    </style:style>
    <style:style style:name="T11" style:family="text">
      <style:text-properties fo:font-style="italic" officeooo:rsid="002ea3c9" style:font-style-asian="italic" style:font-style-complex="italic"/>
    </style:style>
    <style:style style:name="T12" style:family="text">
      <style:text-properties style:font-name="Helvetica Neue"/>
    </style:style>
    <style:style style:name="T13" style:family="text">
      <style:text-properties style:font-name="Helvetica Neue" officeooo:rsid="002d5bbf"/>
    </style:style>
    <style:style style:name="T14" style:family="text">
      <style:text-properties style:font-name="Helvetica Neue" officeooo:rsid="002ea3c9"/>
    </style:style>
    <style:style style:name="T15" style:family="text">
      <style:text-properties style:font-name="Helvetica Neue" officeooo:rsid="003b4417"/>
    </style:style>
    <style:style style:name="T16" style:family="text">
      <style:text-properties style:font-name="Helvetica Neue" officeooo:rsid="0025c5fc"/>
    </style:style>
    <style:style style:name="T17" style:family="text">
      <style:text-properties style:font-name="Helvetica Neue" officeooo:rsid="003e9017"/>
    </style:style>
    <style:style style:name="T18" style:family="text">
      <style:text-properties style:font-name="Helvetica Neue" officeooo:rsid="00454cb9"/>
    </style:style>
    <style:style style:name="T19" style:family="text">
      <style:text-properties style:font-name="Helvetica Neue" officeooo:rsid="0026d4b2"/>
    </style:style>
    <style:style style:name="T20" style:family="text">
      <style:text-properties style:font-name="Helvetica Neue" officeooo:rsid="0044958b"/>
    </style:style>
    <style:style style:name="T21" style:family="text">
      <style:text-properties style:font-name="Helvetica Neue" officeooo:rsid="004e54d5"/>
    </style:style>
    <style:style style:name="T22" style:family="text">
      <style:text-properties style:font-name="Helvetica Neue" officeooo:rsid="004fea7f"/>
    </style:style>
    <style:style style:name="T23" style:family="text">
      <style:text-properties style:font-name="Helvetica Neue" officeooo:rsid="0052d610"/>
    </style:style>
    <style:style style:name="T24" style:family="text">
      <style:text-properties style:font-name="Helvetica Neue" officeooo:rsid="0056d611"/>
    </style:style>
    <style:style style:name="T25" style:family="text">
      <style:text-properties style:font-name="Helvetica Neue" officeooo:rsid="00962997"/>
    </style:style>
    <style:style style:name="T26" style:family="text">
      <style:text-properties style:font-name="Helvetica Neue" officeooo:rsid="009802ee"/>
    </style:style>
    <style:style style:name="T27" style:family="text">
      <style:text-properties style:font-name="Helvetica Neue" officeooo:rsid="009862a3"/>
    </style:style>
    <style:style style:name="T28" style:family="text">
      <style:text-properties style:font-name="Helvetica Neue" officeooo:rsid="009b3d3c"/>
    </style:style>
    <style:style style:name="T29" style:family="text">
      <style:text-properties style:font-name="Helvetica Neue" officeooo:rsid="009bd016"/>
    </style:style>
    <style:style style:name="T30" style:family="text">
      <style:text-properties style:font-name="Helvetica Neue" officeooo:rsid="00a182de"/>
    </style:style>
    <style:style style:name="T31" style:family="text">
      <style:text-properties style:font-name="Helvetica Neue" officeooo:rsid="00a1c272"/>
    </style:style>
    <style:style style:name="T32" style:family="text">
      <style:text-properties style:font-name="Helvetica Neue" officeooo:rsid="00486516"/>
    </style:style>
    <style:style style:name="T33" style:family="text">
      <style:text-properties style:font-name="Helvetica Neue" officeooo:rsid="00ab03d1"/>
    </style:style>
    <style:style style:name="T34" style:family="text">
      <style:text-properties style:font-name="Helvetica Neue" officeooo:rsid="002650eb"/>
    </style:style>
    <style:style style:name="T35" style:family="text">
      <style:text-properties style:font-name="Helvetica Neue" fo:font-weight="normal" officeooo:rsid="003f7c67" style:font-weight-asian="normal" style:font-weight-complex="normal"/>
    </style:style>
    <style:style style:name="T36" style:family="text">
      <style:text-properties style:font-name="Helvetica Neue" officeooo:rsid="00abeea0"/>
    </style:style>
    <style:style style:name="T37" style:family="text">
      <style:text-properties officeooo:rsid="003ac151"/>
    </style:style>
    <style:style style:name="T38" style:family="text">
      <style:text-properties officeooo:rsid="003b4417"/>
    </style:style>
    <style:style style:name="T39" style:family="text">
      <style:text-properties officeooo:rsid="003c95a9"/>
    </style:style>
    <style:style style:name="T40" style:family="text">
      <style:text-properties officeooo:rsid="003d1a8f"/>
    </style:style>
    <style:style style:name="T41" style:family="text">
      <style:text-properties officeooo:rsid="003e9017"/>
    </style:style>
    <style:style style:name="T42" style:family="text">
      <style:text-properties officeooo:rsid="003f7c67"/>
    </style:style>
    <style:style style:name="T43" style:family="text">
      <style:text-properties officeooo:rsid="00438a7a"/>
    </style:style>
    <style:style style:name="T44" style:family="text">
      <style:text-properties officeooo:rsid="0044958b"/>
    </style:style>
    <style:style style:name="T45" style:family="text">
      <style:text-properties officeooo:rsid="00454cb9"/>
    </style:style>
    <style:style style:name="T46" style:family="text">
      <style:text-properties officeooo:rsid="004b4a2f"/>
    </style:style>
    <style:style style:name="T47" style:family="text">
      <style:text-properties officeooo:rsid="004c9b51"/>
    </style:style>
    <style:style style:name="T48" style:family="text">
      <style:text-properties officeooo:rsid="004e54d5"/>
    </style:style>
    <style:style style:name="T49" style:family="text">
      <style:text-properties officeooo:rsid="004fea7f"/>
    </style:style>
    <style:style style:name="T50" style:family="text">
      <style:text-properties officeooo:rsid="00517abc"/>
    </style:style>
    <style:style style:name="T51" style:family="text">
      <style:text-properties officeooo:rsid="0052b848"/>
    </style:style>
    <style:style style:name="T52" style:family="text">
      <style:text-properties officeooo:rsid="0052d610"/>
    </style:style>
    <style:style style:name="T53" style:family="text">
      <style:text-properties officeooo:rsid="005619e1"/>
    </style:style>
    <style:style style:name="T54" style:family="text">
      <style:text-properties officeooo:rsid="0056d611"/>
    </style:style>
    <style:style style:name="T55" style:family="text">
      <style:text-properties officeooo:rsid="00585daf"/>
    </style:style>
    <style:style style:name="T56" style:family="text">
      <style:text-properties officeooo:rsid="008fd0b3"/>
    </style:style>
    <style:style style:name="T57" style:family="text">
      <style:text-properties officeooo:rsid="00962997"/>
    </style:style>
    <style:style style:name="T58" style:family="text">
      <style:text-properties officeooo:rsid="009802ee"/>
    </style:style>
    <style:style style:name="T59" style:family="text">
      <style:text-properties officeooo:rsid="009862a3"/>
    </style:style>
    <style:style style:name="T60" style:family="text">
      <style:text-properties officeooo:rsid="009b3d3c"/>
    </style:style>
    <style:style style:name="T61" style:family="text">
      <style:text-properties officeooo:rsid="009bd016"/>
    </style:style>
    <style:style style:name="T62" style:family="text">
      <style:text-properties officeooo:rsid="009c5bff"/>
    </style:style>
    <style:style style:name="T63" style:family="text">
      <style:text-properties officeooo:rsid="00a182de"/>
    </style:style>
    <style:style style:name="T64" style:family="text">
      <style:text-properties officeooo:rsid="00a2b7ea"/>
    </style:style>
    <style:style style:name="T65" style:family="text">
      <style:text-properties officeooo:rsid="00a7c18a"/>
    </style:style>
    <style:style style:name="T66" style:family="text">
      <style:text-properties officeooo:rsid="00a81327"/>
    </style:style>
    <style:style style:name="T67" style:family="text">
      <style:text-properties officeooo:rsid="00ab03d1"/>
    </style:style>
    <style:style style:name="T68" style:family="text">
      <style:text-properties officeooo:rsid="001d44cf"/>
    </style:style>
    <style:style style:name="T69" style:family="text">
      <style:text-properties officeooo:rsid="001f2456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1d44cf" style:font-size-asian="12pt" style:font-size-complex="12pt"/>
    </style:style>
    <style:style style:name="T72" style:family="text">
      <style:text-properties fo:font-size="12pt" officeooo:rsid="00a81327" style:font-size-asian="12pt" style:font-size-complex="12pt"/>
    </style:style>
    <style:style style:name="T73" style:family="text">
      <style:text-properties officeooo:rsid="00abee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ealog User’s Guide</text:p>
      <text:p text:style-name="P92">Version: 1.<text:span text:style-name="T67">1</text:span><text:line-break/><text:span text:style-name="T66">Author: Webb Pinner<text:line-break/>Last Updated: </text:span><text:span text:style-name="T67">June 12, 2024</text:span></text:p>
      <text:h text:style-name="P50" text:outline-level="2">Introduction</text:h>
      <text:p text:style-name="P98"><text:span text:style-name="T32">Sealog is a general purpose event logging framework </text:span><text:span text:style-name="T33">built to support research vessels and deployed underwater vehicles.</text:span></text:p>
      <text:p text:style-name="P98"><text:span text:style-name="T33">It provides vessel/vehicle operators with an event-logging solution that can be customized to support the operator’s unique needs and provide a science party with a tool that allows them to design and enforce standardized documenting procedures and vocabularies. </text:span></text:p>
      <text:h text:style-name="Heading_20_2" text:outline-level="2"><text:span text:style-name="T33">C</text:span><text:span text:style-name="T12">ore Concepts</text:span></text:h>
      <text:p text:style-name="P99">To better understand how to best leverage Sealog during a cruise or vehicle lowering it is important to understand the underlying concepts and terminology.</text:p>
      <text:h text:style-name="Heading_20_3" text:outline-level="3"><text:span text:style-name="T65">E</text:span>vent<text:span text:style-name="T65">s and Ancillary Data</text:span></text:h>
      <text:p text:style-name="P19">An ‘event’ is any observation, whether scientific or operational in nature, that is worth recording <text:span text:style-name="T37">and</text:span> that may not already be directly captured in by other data logging systems. </text:p>
      <text:p text:style-name="P93">Examples of scientific events <text:span text:style-name="T37">include</text:span> <text:span text:style-name="T43">in-situ </text:span>biological and geological <text:span text:style-name="T37">observations. <text:s/></text:span>Examples of operational events are things such as <text:span text:style-name="T37">cruise/</text:span>dive milestones (I.e. ‘<text:span text:style-name="T37">on-station</text:span>’, ‘<text:span text:style-name="T37">vehicle-</text:span>in-water’, ‘<text:span text:style-name="T37">vehicle-</text:span>on-bottom’, ‘<text:span text:style-name="T37">start-of-survey</text:span>’, <text:span text:style-name="T37">etc</text:span>).</text:p>
      <text:p text:style-name="P93"><text:span text:style-name="T68">Within Sealog an event is comprised of a timestamp, an author, the event’s high-level value, <text:s/></text:span><text:span text:style-name="T37">optional </text:span><text:span text:style-name="T68">free-form text </text:span><text:span text:style-name="T66">and </text:span><text:span text:style-name="T68">optional </text:span><text:span text:style-name="T67">list of </text:span><text:span text:style-name="T68">event-specific </text:span><text:span text:style-name="T66">key/value pair</text:span><text:span text:style-name="T68">s.</text:span></text:p>
      <text:p text:style-name="P93">An example of an event <text:span text:style-name="T67">that would have a list of </text:span><text:span text:style-name="T68">event-specific </text:span><text:span text:style-name="T66">key/value pair</text:span><text:span text:style-name="T68">s </text:span><text:span text:style-name="T67">would be the event to document a sample collection</text:span>. <text:s/><text:span text:style-name="T67">This event should not only capture when a sample was collected but should also document important data points such as </text:span><text:span text:style-name="T46">it’s </text:span><text:span text:style-name="T67">unique </text:span><text:span text:style-name="T46">sample id, </text:span><text:span text:style-name="T67">the type of sample and where it was stored on the vehicle.</text:span></text:p>
      <text:p text:style-name="P94">With all events it’s also important to include ancillary data, for example, where an event occurred. <text:span text:style-name="T69">The Sealog data model provides </text:span><text:span text:style-name="T37">the ability to</text:span><text:span text:style-name="T69"> associated multiple </text:span><text:span text:style-name="T37">ancillary </text:span><text:span text:style-name="T69">data points </text:span><text:span text:style-name="T43">with</text:span><text:span text:style-name="T69"> an event. </text:span>Examples of ancillary data points typically added to events include: <text:span text:style-name="T69">real-time </text:span><text:span text:style-name="T37">ship/</text:span><text:span text:style-name="T69">vehicle navigation, frame capture </text:span><text:span text:style-name="T37">filenames</text:span><text:span text:style-name="T69">, </text:span><text:span text:style-name="T37">real-time </text:span><text:span text:style-name="T69">sensor data, etc.</text:span></text:p>
      <text:p text:style-name="P94"><text:soft-page-break/><text:span text:style-name="T37">Ancillary data points can be added at the time the event is created or at anytime after the event is created. </text:span><text:span text:style-name="T69"><text:s/>Taking this </text:span><text:span text:style-name="T46">decoupled</text:span><text:span text:style-name="T69"> approach adds some complication to the overall architecture but </text:span><text:span text:style-name="T43">enables the flexibility to</text:span><text:span text:style-name="T69"> accommodate </text:span><text:span text:style-name="T38">sensor failures or the need to associate datasets that </text:span>were<text:span text:style-name="T38"> unavailable when the event </text:span>wa<text:span text:style-name="T38">s created.</text:span></text:p>
      <text:h text:style-name="Heading_20_3" text:outline-level="3">Cruises and Lowerings</text:h>
      <text:p text:style-name="P58">Sealog <text:span text:style-name="T67">events are </text:span><text:span text:style-name="T50">not internally </text:span>organized by cruise or by lowering. <text:s/><text:span text:style-name="T67">Cruise and lowering information is stored in separate cruise and lowering</text:span> records <text:span text:style-name="T67">that </text:span>include<text:span text:style-name="T67"> ID</text:span>, start time, stop time, and optional data points <text:span text:style-name="T67">such as location and description</text:span>.<text:span text:style-name="T67"> <text:s/>When events for a cruise or lowering need to be exported, Sealog uses the information stored in the cruise and lowering records to extract events based on the event timestamps.</text:span></text:p>
      <text:p text:style-name="P29"/>
      <text:p text:style-name="P59">Likewise the list of lowerings that occurred during a <text:span text:style-name="T60">cruises</text:span> <text:span text:style-name="T67">is not explicitly specified but is determined by the start/stop times specified in the </text:span>lowering record<text:span text:style-name="T67">s</text:span>.</text:p>
      <text:h text:style-name="Heading_20_3" text:outline-level="3">Event Templates</text:h>
      <text:p text:style-name="P60">Event templates are records that define what <text:span text:style-name="T71">event-specific </text:span><text:span text:style-name="T72">key/value pair</text:span><text:span text:style-name="T71">s </text:span><text:span text:style-name="T70">should be defined when submitting that event type. <text:s/>In the case or the sample event, the event template for the sample event would also prompt the user to specify the sample ID, type and storage location. <text:s/>The event template may also define the acceptable values for each of the key/value pairs and a default value.</text:span></text:p>
      <text:h text:style-name="Heading_20_3" text:outline-level="3">Auto-Snap<text:span text:style-name="T49">shot</text:span> (ASNAP)</text:h>
      <text:p text:style-name="P98"><text:span text:style-name="T16">Auto-Snap</text:span><text:span text:style-name="T22">shot</text:span><text:span text:style-name="T16"> </text:span><text:span text:style-name="T15">(ASNAP) </text:span><text:span text:style-name="T33">is a background </text:span><text:span text:style-name="T15">service </text:span><text:span text:style-name="T33">that will submit “ASNAP” </text:span><text:span text:style-name="T34">events </text:span><text:span text:style-name="T33">at a specified interval</text:span><text:span text:style-name="T34">. <text:s/></text:span><text:span text:style-name="T33">ASNAP events are useful for recording a minimum resolution of events. <text:s/>This is useful on decent/ascent and long transects where users may not submit any events for long periods.</text:span></text:p>
      <text:h text:style-name="Heading_20_2" text:outline-level="2">The <text:span text:style-name="T43">Sealog Client I</text:span>nterface</text:h>
      <text:p text:style-name="P18"><text:span text:style-name="T43">The Sealog Client </text:span><text:span text:style-name="T67">is the web-based UI</text:span>. <text:s/><text:span text:style-name="T67">It can be used on any device with a modern web-browser including smart phones and tablets. <text:s/>The only other requirement is that the device have network access to the sealog server.</text:span></text:p>
      <text:h text:style-name="Heading_20_3" text:outline-level="3"><text:span text:style-name="T1">L</text:span>ogin <text:span text:style-name="T1">S</text:span>creen</text:h>
      <text:p text:style-name="P12">The first screen users see when they <text:span text:style-name="T67">connecting to</text:span> Sealog is the login screen. <text:s/><text:span text:style-name="T38">The login </text:span><text:span text:style-name="T67">screen include a login </text:span><text:span text:style-name="T38">form </text:span><text:span text:style-name="T67">containing</text:span><text:span text:style-name="T38"> the standard username/password elements, a login button, a link to create a new account and a link to retrieve a forgotten password.</text:span></text:p>
      <text:p text:style-name="P30"><text:soft-page-break/>Logins are required <text:span text:style-name="T67">however there is a</text:span> “Login as Guest” button <text:span text:style-name="T67">for operators that do not wish to manage individual user accounts.</text:span></text:p>
      <text:p text:style-name="P13">Passwords for accounts are <text:span text:style-name="T67">also </text:span>optional. <text:s/>This is useful for <text:span text:style-name="T67">operators that prefer to use </text:span>general accounts that are role-based (i.e. Port Observer, Starboard Observer).</text:p>
      <text:h text:style-name="Heading_20_3" text:outline-level="3"><text:span text:style-name="T1">M</text:span>ain <text:span text:style-name="T1">S</text:span>creen</text:h>
      <text:p text:style-name="P3"><text:span text:style-name="T46">After logging into the system the user is taken to the main event logging screen. <text:s/></text:span>The main event-logging<text:span text:style-name="T46"> </text:span>screen is where users submit new events <text:span text:style-name="T46">and can view recently submitted events</text:span>. <text:s/>The main screen includes:</text:p>
      <text:list text:style-name="L1">
        <text:list-item>
          <text:p text:style-name="P95"><text:span text:style-name="T2">N</text:span>avigation <text:span text:style-name="T47">Bar</text:span></text:p>
        </text:list-item>
        <text:list-item>
          <text:p text:style-name="P61"><text:span text:style-name="T2">E</text:span>vent <text:span text:style-name="T38">templates</text:span> (<text:span text:style-name="T39">blue </text:span>buttons),</text:p>
        </text:list-item>
        <text:list-item>
          <text:p text:style-name="P62"><text:span text:style-name="T48">F</text:span>ree-form <text:span text:style-name="T48">text field</text:span>,</text:p>
        </text:list-item>
        <text:list-item>
          <text:p text:style-name="P62"><text:span text:style-name="T2">R</text:span>ecent event history,</text:p>
        </text:list-item>
        <text:list-item>
          <text:p text:style-name="P62">Sealog Auto-Snap<text:span text:style-name="T49">shot</text:span> (ASNAP) <text:span text:style-name="T46">service status</text:span></text:p>
        </text:list-item>
      </text:list>
      <text:p text:style-name="P4"/>
      <text:h text:style-name="Heading_20_5" text:outline-level="5">Navigation Bar</text:h>
      <text:p text:style-name="P40"><text:span text:style-name="T21">The</text:span><text:span text:style-name="T12"> navigation bar </text:span><text:span text:style-name="T21">at the top of the interface</text:span><text:span text:style-name="T12"> includes links and dropdown menus </text:span><text:span text:style-name="T21">to the various parts of the client. <text:s/>The </text:span><text:span text:style-name="T33">role of the user </text:span><text:span text:style-name="T21">determined </text:span><text:span text:style-name="T33">what appears in the navigation bar</text:span><text:span text:style-name="T21">.</text:span></text:p>
      <text:h text:style-name="Heading_20_5" text:outline-level="5">Event Templates</text:h>
      <text:p text:style-name="P39"><text:span text:style-name="T33">Below the navigation bar is a row of event template categories followed by an array of e</text:span><text:span text:style-name="T21">vent templates </text:span><text:span text:style-name="T33">(blue buttons)</text:span><text:span text:style-name="T21">. </text:span><text:span text:style-name="T16">Clicking </text:span><text:span text:style-name="T33">on the </text:span><text:span text:style-name="T21">blue </text:span><text:span text:style-name="T16">buttons </text:span><text:span text:style-name="T33">will open a dialog</text:span><text:span text:style-name="T16"> window </text:span><text:span text:style-name="T33">for defining the event options defined in the event template</text:span><text:span text:style-name="T16">. <text:s/></text:span><text:span text:style-name="T33">If an event templates does not require the user to provide any additional information the event will be submitted but the dialog window will NOT appear.</text:span></text:p>
      <text:h text:style-name="Heading_20_5" text:outline-level="5">Free-form text field</text:h>
      <text:p text:style-name="P14">The <text:span text:style-name="T48">free-form text</text:span> field is <text:span text:style-name="T67">a text input field </text:span>for submitting <text:span text:style-name="T48">in-situ </text:span>events <text:span text:style-name="T67">for which there is no event template already defined</text:span>. <text:s/><text:span text:style-name="T67">To add a free-form event simple type the text you wish to record and click the submit button.</text:span></text:p>
      <text:h text:style-name="Heading_20_5" text:outline-level="5">Recent Event History</text:h>
      <text:p text:style-name="P97">The recent event history <text:span text:style-name="T48">card </text:span>displays recently submitted <text:span text:style-name="T43">events</text:span>. <text:s/><text:span text:style-name="T67">There are two parts to this UI elements.</text:span></text:p>
      <text:p text:style-name="P97"><text:soft-page-break/><text:span text:style-name="T67">The top part contains the most recent event. <text:s/>It also shows any event options and ancillary data associated with the event. </text:span>Th<text:span text:style-name="T67">e bottom part</text:span><text:span text:style-name="T43"> displays </text:span><text:span text:style-name="T67">the last 20 events</text:span> submitted by all users.</text:p>
      <text:p text:style-name="P97"><text:span text:style-name="T67">This element </text:span><text:span text:style-name="T43">is updated automatically </text:span><text:span text:style-name="T67">as new events are submitted</text:span>. <text:s/><text:span text:style-name="T43">Clicking on the text for an event in the event history </text:span><text:span text:style-name="T67">list</text:span><text:span text:style-name="T43"> will display a modal containing all </text:span><text:span text:style-name="T67">event options and ancillary </text:span><text:span text:style-name="T43">data related to the event. <text:s/></text:span><text:span text:style-name="T67">If desired either of these elements can be hidden to simplify the UI.</text:span></text:p>
      <text:h text:style-name="Heading_20_5" text:outline-level="5">ASNAP <text:span text:style-name="T67">S</text:span>ervice <text:span text:style-name="T67">S</text:span>tatus <text:span text:style-name="T67">and Free Disk Space</text:span></text:h>
      <text:p text:style-name="P15">The <text:span text:style-name="T67">bottom element of the UI displays the status of the ASNAP service and the amount of free disk space left on the server running Sealog.</text:span></text:p>
      <text:h text:style-name="Heading_20_3" text:outline-level="3"><text:span text:style-name="T3">S</text:span>ubmitting <text:span text:style-name="T3">E</text:span>vents</text:h>
      <text:p text:style-name="P16"><text:span text:style-name="T51">T</text:span>here are <text:span text:style-name="T44">two</text:span> ways to submit events <text:span text:style-name="T51">from the Sealog client</text:span>: the event <text:span text:style-name="T40">templates</text:span> (blue buttons) and the free-form text <text:span text:style-name="T4">field</text:span>.</text:p>
      <text:h text:style-name="Heading_20_5" text:outline-level="5">Using the Event Templates</text:h>
      <text:p text:style-name="P17">To <text:span text:style-name="T51">submit and event </text:span><text:span text:style-name="T67">via</text:span> <text:span text:style-name="T67">an </text:span>event <text:span text:style-name="T40">template, </text:span>simply click on the desired <text:span text:style-name="T67">template (</text:span>blue button<text:span text:style-name="T67">)</text:span>. <text:span text:style-name="T67">Clicking the </text:span><text:span text:style-name="T51">event</text:span> <text:span text:style-name="T40">template</text:span> <text:span text:style-name="T51">may</text:span> <text:span text:style-name="T67">open a dialog window providing additional </text:span></text:p>
      <text:h text:style-name="Heading_20_5" text:outline-level="5"><text:span text:style-name="T19">U</text:span><text:span text:style-name="T12">sing the Free-form Text Field</text:span></text:h>
      <text:p text:style-name="P47"><text:span text:style-name="T19">To submit a free form event simply type text into the text field and click the “Submit” button </text:span><text:span text:style-name="T22">located</text:span><text:span text:style-name="T19"> to the right of the </text:span><text:span text:style-name="T22">free-form </text:span><text:span text:style-name="T19">text field. <text:s/>The free-form text field is for summit</text:span><text:span text:style-name="T20">ing</text:span><text:span text:style-name="T19"> events for which there is no event </text:span><text:span text:style-name="T22">template</text:span><text:span text:style-name="T19">.</text:span></text:p>
      <text:h text:style-name="Heading_20_5" text:outline-level="5"><text:span text:style-name="T19">E</text:span><text:span text:style-name="T12">vent Comments</text:span></text:h>
      <text:p text:style-name="P63">Event comments provide a mechanism for user to add additional context to an event after it’s been created. <text:s/>Examples of comment content include:</text:p>
      <text:list text:style-name="L2">
        <text:list-item>
          <text:p text:style-name="P64">An observation is incorrect</text:p>
        </text:list-item>
        <text:list-item>
          <text:p text:style-name="P64">Additional observations not included in the original event submission</text:p>
        </text:list-item>
        <text:list-item>
          <text:p text:style-name="P64">Preliminary notes on the importance of an event</text:p>
        </text:list-item>
      </text:list>
      <text:h text:style-name="Heading_20_3" text:outline-level="3"><text:span text:style-name="T4">R</text:span>eviewing <text:span text:style-name="T4">E</text:span>vents <text:span text:style-name="T51">from a </text:span><text:span text:style-name="T67">Cruise/</text:span><text:span text:style-name="T51">Lowering</text:span></text:h>
      <text:p text:style-name="P20">To review the events from a lowering, click the “Review Cruises/Lowerings” link from the top navigation bar. <text:s/>This will display the <text:span text:style-name="T67">cruise/</text:span>lowering selection page.</text:p>
      <text:p text:style-name="P67"><text:soft-page-break/>Use the interface to select the desired year, cruise and lowering. <text:s/>The interface will display the <text:span text:style-name="T67">information stored within the </text:span>selected cruise and lowering metadata records. <text:s/>Once the desired lowering is selected, the <text:span text:style-name="T67">UI</text:span> will be present four options for reviewing the lowering.</text:p>
      <text:list text:style-name="L3">
        <text:list-item>
          <text:p text:style-name="P65">Replay → VLC-style controls <text:span text:style-name="T52">and a slider </text:span>for scanning through a <text:span text:style-name="T52">lowering.</text:span> <text:s/>All associated data for a given event is displayed including preview <text:span text:style-name="T52">of</text:span> image data.</text:p>
        </text:list-item>
        <text:list-item>
          <text:p text:style-name="P66">Review → Similar to Replay but with a focus on just the events and without the VLC-style controls, <text:span text:style-name="T52">slider or</text:span> <text:span text:style-name="T52">display of</text:span> associated data. <text:s/><text:span text:style-name="T52">Users can choose to display the associated data for and event by clicking the window icon next to the desired event.</text:span></text:p>
        </text:list-item>
        <text:list-item>
          <text:p text:style-name="P66">Map →<text:span text:style-name="T52"> </text:span>Similar to Replay <text:span text:style-name="T52">and Review</text:span> but with a focus on <text:span text:style-name="T52">the position where the event was created. <text:s/>This interface includes a map of the lowering trackline and a slider for quickly scanning through the lowering.</text:span></text:p>
        </text:list-item>
        <text:list-item>
          <text:p text:style-name="P65">Gallery →<text:span text:style-name="T52"> Displays only the image data collected for each event, organized by camera name.</text:span></text:p>
        </text:list-item>
      </text:list>
      <text:h text:style-name="Heading_20_5" text:outline-level="5">Filtering Events</text:h>
      <text:p text:style-name="P42"><text:span text:style-name="T20">The </text:span><text:span text:style-name="T23">Replay, Review and Map interfacing include an </text:span><text:span text:style-name="T20">event filter form. </text:span><text:span text:style-name="T23">This form </text:span><text:span text:style-name="T20">is used to filtered </text:span><text:span text:style-name="T23">the events shown.</text:span><text:span text:style-name="T20"> <text:s/>Events can be filtered by </text:span><text:span text:style-name="T33">text author or</text:span><text:span text:style-name="T20">, time. <text:s/>The search form </text:span><text:span text:style-name="T23">is</text:span><text:span text:style-name="T20"> case </text:span><text:span text:style-name="T23">in</text:span><text:span text:style-name="T20">sensitive and </text:span><text:span text:style-name="T23">partial matching is supported</text:span><text:span text:style-name="T20">. <text:s/>Use commas between event values to search for multiple event values (i.e. FISH, CORAL). <text:s/>Prefixing an event value with a “!” character will perform a logical NOT operation.</text:span></text:p>
      <text:h text:style-name="Heading_20_5" text:outline-level="5">Exporting events</text:h>
      <text:p text:style-name="P6">Sealog allows users to export all or a subset of events from the database. <text:s/>Events can be exported with or without their associated <text:span text:style-name="T44">ancillary </text:span>data and <text:span text:style-name="T44">the </text:span>data can be exported in <text:span text:style-name="T44">either</text:span> JSON or CSV format.</text:p>
      <text:p text:style-name="P31">To export the events, click the Download icon in the <text:span text:style-name="T67">upper-right of the event list</text:span> and select the type of export. <text:s/>The export is for the <text:span text:style-name="T67">current</text:span> list of events shown in the Filtered Events card.</text:p>
      <text:h text:style-name="Heading_20_2" text:outline-level="2"><text:span text:style-name="T5">E</text:span>vent <text:span text:style-name="T6">T</text:span>emplates (<text:span text:style-name="T64">those blue </text:span>buttons)</text:h>
      <text:p text:style-name="P22">Event templates can be added and/<text:span text:style-name="T53">or</text:span> changed at anytime. <text:s/>To add/edit an event template go to the “System Management” dropdown menu in the navigation bar and select “Event Templates” <text:s/>This will take you the Event Templates section of the Sealog interface. <text:s/><text:span text:style-name="T53">This option is only available to </text:span><text:span text:style-name="T67">E</text:span><text:span text:style-name="T53">vent </text:span><text:span text:style-name="T67">template </text:span><text:span text:style-name="T53">manager</text:span><text:span text:style-name="T67">s and A</text:span><text:span text:style-name="T53">dmin</text:span><text:span text:style-name="T67">s</text:span><text:span text:style-name="T53">.</text:span></text:p>
      <text:p text:style-name="P21">The Event Templates section has <text:span text:style-name="T41">4</text:span> parts:</text:p>
      <text:list xml:id="list1301794557" text:style-name="L4">
        <text:list-item>
          <text:p text:style-name="P68">A list of system event templates</text:p>
        </text:list-item>
        <text:list-item>
          <text:p text:style-name="P70"><text:soft-page-break/><text:span text:style-name="T54">A </text:span>list of <text:span text:style-name="T41">non-system</text:span> event templates,</text:p>
        </text:list-item>
        <text:list-item>
          <text:p text:style-name="P70"><text:span text:style-name="T54">A</text:span> button to add a new event template</text:p>
        </text:list-item>
        <text:list-item>
          <text:p text:style-name="P70"><text:span text:style-name="T54">A</text:span> form used for creating/editing event templates</text:p>
        </text:list-item>
      </text:list>
      <text:h text:style-name="Heading_20_5" text:outline-level="5">System vs Non-System Event Templates</text:h>
      <text:p text:style-name="P25"><text:span text:style-name="T7">T</text:span>here are 2 classes of event templates: system and non-system.</text:p>
      <text:p text:style-name="P25">System event templates can only be created/edited/deleted by <text:span text:style-name="T67">Admin </text:span><text:span text:style-name="T54">users</text:span>. <text:s/><text:span text:style-name="T67">S</text:span>ystem templates <text:span text:style-name="T67">are for</text:span> vessel operator to define <text:span text:style-name="T67">and</text:span> should not be modified by the visiting science party.</text:p>
      <text:p text:style-name="P25">Non-system events can be created by <text:span text:style-name="T67">E</text:span>vent <text:span text:style-name="T67">template </text:span>manager<text:span text:style-name="T67">s</text:span> or <text:span text:style-name="T67">A</text:span>dmin<text:span text:style-name="T67">s</text:span>. <text:s/>These are the events that can <text:span text:style-name="T67">change from cruise to cruise to meet</text:span> the science party’<text:span text:style-name="T67">s</text:span> needs.</text:p>
      <text:h text:style-name="Heading_20_5" text:outline-level="5">Adding/Editing Event Templates</text:h>
      <text:p text:style-name="P41"><text:span text:style-name="T13">When first arriv</text:span><text:span text:style-name="T33">ing</text:span><text:span text:style-name="T13"> </text:span><text:span text:style-name="T17">in</text:span><text:span text:style-name="T13"> the Event Templates </text:span><text:span text:style-name="T17">section</text:span><text:span text:style-name="T13"> the </text:span><text:span text:style-name="T17">create </text:span><text:span text:style-name="T18">event</text:span><text:span text:style-name="T17"> template </text:span><text:span text:style-name="T13">form is </text:span><text:span text:style-name="T33">ready for</text:span><text:span text:style-name="T14"> the user to immediately start building a new </text:span><text:span text:style-name="T24">event </text:span><text:span text:style-name="T14">template.</text:span></text:p>
      <text:p text:style-name="P41"><text:span text:style-name="T14">To edit an existing template click the </text:span><text:span text:style-name="T24">blue </text:span><text:span text:style-name="T14">pencil icon next to the template you wish to edit. <text:s/>To </text:span><text:span text:style-name="T24">preview what the template will look like in the main event-logging section click the green test tube icon </text:span><text:span text:style-name="T14">next to the template you wish to </text:span><text:span text:style-name="T24">preview.</text:span><text:span text:style-name="T14"> <text:s/>To delete an existing </text:span><text:span text:style-name="T29">template</text:span><text:span text:style-name="T14"> click the </text:span><text:span text:style-name="T24">red </text:span><text:span text:style-name="T14">trash can icon next to the template you wish to </text:span><text:span text:style-name="T29">delete</text:span><text:span text:style-name="T14">. <text:s/></text:span><text:span text:style-name="T24">The </text:span><text:span text:style-name="T14">Sealog </text:span><text:span text:style-name="T24">client </text:span><text:span text:style-name="T14">will prompt the user to confirm </text:span><text:span text:style-name="T33">any</text:span><text:span text:style-name="T14"> delete </text:span><text:span text:style-name="T33">operations</text:span><text:span text:style-name="T14">.</text:span></text:p>
      <text:p text:style-name="P2">The most basic event template includes:</text:p>
      <text:list text:style-name="L5">
        <text:list-item>
          <text:p text:style-name="P72"><text:span text:style-name="T9">Button </text:span><text:span text:style-name="T8">Name →</text:span><text:span text:style-name="T10"> </text:span><text:s/>the name that will appear on the blue button.</text:p>
        </text:list-item>
        <text:list-item>
          <text:p text:style-name="P73"><text:span text:style-name="T9">Event </text:span><text:span text:style-name="T8">Value →</text:span> the <text:span text:style-name="T42">string</text:span> that will be submitted as the event’s value.</text:p>
        </text:list-item>
        <text:list-item>
          <text:p text:style-name="P74"><text:span text:style-name="T7">Free text Required </text:span><text:span text:style-name="T11">→</text:span><text:span text:style-name="T7"> whether or not the observer MUST add some free-form text before submitting the event.</text:span></text:p>
        </text:list-item>
      </text:list>
      <text:p text:style-name="P27"><text:span text:style-name="T67">By default a new event template does not have any event options. <text:s/></text:span><text:span text:style-name="T45">To add an event option click the blue “Add Option” button. <text:s/>There are </text:span><text:span text:style-name="T67">five</text:span><text:span text:style-name="T45"> types of event template options:</text:span></text:p>
      <text:list text:continue-numbering="true" text:style-name="L5">
        <text:list-item>
          <text:p text:style-name="P75">Text → allows entering free-form text.</text:p>
        </text:list-item>
        <text:list-item>
          <text:p text:style-name="P76"><text:span text:style-name="T67">Static </text:span>Text → <text:span text:style-name="T67">defines the exact text to be used for the option and this cannot be changed when submitting the event</text:span>.</text:p>
        </text:list-item>
        <text:list-item>
          <text:p text:style-name="P77">Dropdown → allows selected one value from a pre-defined list.</text:p>
        </text:list-item>
        <text:list-item>
          <text:p text:style-name="P77"><text:span text:style-name="T67">Radio Buttons</text:span> → allows selected one value from a pre-defined list.</text:p>
        </text:list-item>
        <text:list-item>
          <text:p text:style-name="P77">Checkboxes → allows selected one or more from a pre-defined list.</text:p>
        </text:list-item>
      </text:list>
      <text:p text:style-name="P5"><text:soft-page-break/>These additional optional are for customizing the event template so that users are aware of what additional information can/must be included when submitting a particular event. <text:s/>Each additional element includes a “Require” <text:span text:style-name="T67">switch</text:span>. <text:s/>If the Require <text:span text:style-name="T67">switch</text:span> is <text:span text:style-name="T67">enabl</text:span>ed then <text:span text:style-name="T67">the user must enter/select a value for that option before </text:span>the event <text:span text:style-name="T67">can</text:span> be submitted.</text:p>
      <text:h text:style-name="Heading_20_5" text:outline-level="5">Export<text:span text:style-name="T62">ing</text:span> Event Templates</text:h>
      <text:p text:style-name="P7"><text:span text:style-name="T55">It is possible to export </text:span>event templates to file. <text:s/>There are <text:span text:style-name="T67">two</text:span> reasons to export event templates:</text:p>
      <text:list text:style-name="L6">
        <text:list-item>
          <text:p text:style-name="P78">Includ<text:span text:style-name="T67">e</text:span> the event templates as part of the <text:span text:style-name="T67">end-of-</text:span>cruise data package</text:p>
        </text:list-item>
        <text:list-item>
          <text:p text:style-name="P78"><text:span text:style-name="T67">Desire</text:span> to use the same event templates <text:span text:style-name="T67">from a previous cruise or another instance of Sealog</text:span>.</text:p>
        </text:list-item>
      </text:list>
      <text:p text:style-name="P6">To export event templates to file, click the download icon <text:span text:style-name="T55">in the header of the event templates tables</text:span>.</text:p>
      <text:p text:style-name="P96">Admin users can export system and non-system event templates. <text:s/>Event template managers can export only the non-system templates.</text:p>
      <text:h text:style-name="P53" text:outline-level="5">Importing <text:span text:style-name="T61">Event Templates</text:span> from file </text:h>
      <text:p text:style-name="P88">To import <text:span text:style-name="T61">event templates</text:span> from a file, use the blue “Import From File” button located below the <text:span text:style-name="T61">Event Templates</text:span> table. <text:s/>This button is only available to <text:span text:style-name="T67">Admin</text:span> users.</text:p>
      <text:p text:style-name="P88">Clicking the <text:span text:style-name="T67">import </text:span>button will open a <text:span text:style-name="T59">modal window that presents the user with the option to select </text:span><text:span text:style-name="T67">the</text:span><text:span text:style-name="T59"> file </text:span><text:span text:style-name="T67">to</text:span><text:span text:style-name="T59"> import. <text:s/>After selecting the file the modal will display the number of event templates found in the file and real-time status messages displaying the number of event templates pending, imported, skipped (because they already exist) and errors (problem with the event template data in the file).</text:span></text:p>
      <text:h text:style-name="Heading_20_2" text:outline-level="2"><text:span text:style-name="T56">Cruise and </text:span>Lowering<text:span text:style-name="T55"> Records</text:span></text:h>
      <text:p text:style-name="P81">Cruise and Lowering records are used to organize events for review and export. <text:s/>These records contain information such as the cruise name, vessel name, PI, cruise/lowering locations, start/stop times, participant lists, description/summaries, etc.</text:p>
      <text:p text:style-name="P96">The links to navigate to the cruise and lowering sections of the Sealog client are in the “System Management” dropdown of the top navigation bar. <text:s/>These sections are only available to Cruise Manager and Admin users.</text:p>
      <text:h text:style-name="Heading_20_5" text:outline-level="5">General Layout</text:h>
      <text:p text:style-name="P34">The Cruise and Lowering sections are organize in a similar manner. <text:s/>Each section has 2 main components:</text:p>
      <text:list text:style-name="L7">
        <text:list-item>
          <text:p text:style-name="P82">Table of cruises/lowerings</text:p>
        </text:list-item>
        <text:list-item>
          <text:p text:style-name="P82"><text:soft-page-break/>Form to Add/Edit a cruise/lowering</text:p>
        </text:list-item>
        <text:list-item>
          <text:p text:style-name="P83">Button to Import cruises/lowerings from file.</text:p>
        </text:list-item>
      </text:list>
      <text:h text:style-name="Heading_20_5" text:outline-level="5">Table of Cruises/Lowerings</text:h>
      <text:p text:style-name="P84">The cruise/lowering table displays all cruises/lowerings available in Sealog. <text:s/>The search text field at the header of the cruise/lowering table can be used to filter the list. <text:s/>The download icon next to the search text field can be used to export all the cruises in the table <text:span text:style-name="T73">to file</text:span>.</text:p>
      <text:p text:style-name="P85">To edit an existing cruise/lowering click the blue pencil icon next to the cruise/lowering you wish to edit. <text:s/>To delete an existing cruise/lowering click the red trash can icon next to the cruise/lowering you wish to delete. <text:s/>The Sealog client will prompt the user to confirm <text:span text:style-name="T73">the </text:span>deletion.</text:p>
      <text:p text:style-name="P33"><text:span text:style-name="T7">To hide a cruise/lowering from non-admin users click the orange eye icon next to the cruise/lowering you wish to hide. <text:s/>To un-hide a cruise/lowering from non-admin users click the grey slash-eye icon next to the cruise/lowering you wish to un-hide. <text:s/></text:span></text:p>
      <text:h text:style-name="P54" text:outline-level="5">Adding/Editing <text:span text:style-name="T57">Cruises/Lowerings</text:span></text:h>
      <text:p text:style-name="P44"><text:span text:style-name="T13">When a user first arrives </text:span><text:span text:style-name="T17">in</text:span><text:span text:style-name="T13"> the </text:span><text:span text:style-name="T25">Cruises or Lowerings</text:span><text:span text:style-name="T13"> </text:span><text:span text:style-name="T17">section</text:span><text:span text:style-name="T13"> the </text:span><text:span text:style-name="T17">create </text:span><text:span text:style-name="T25">cruise/lowering</text:span><text:span text:style-name="T17"> </text:span><text:span text:style-name="T13">form is </text:span><text:span text:style-name="T36">ready</text:span><text:span text:style-name="T14"> to immediately start </text:span><text:span text:style-name="T26">creating</text:span><text:span text:style-name="T14"> a new </text:span><text:span text:style-name="T25">cruise/lowering</text:span><text:span text:style-name="T14">.</text:span></text:p>
      <text:p text:style-name="P44"><text:span text:style-name="T14">To edit an existing cruise/lowering click the blue pencil icon next to the cruise/lowering you wish to edit. <text:s/></text:span><text:span text:style-name="T26">This will populate the form with the contents of the selected cruise/lowering. <text:s/>Required fields are designated with a red asterisks.</text:span></text:p>
      <text:p text:style-name="P87">When done completing or updating the form, click the blue “Create” or “Update” button to save the cruise/lowering.</text:p>
      <text:h text:style-name="P55" text:outline-level="5">Export<text:span text:style-name="T62">ing</text:span> <text:span text:style-name="T57">Cruises/Lowerings</text:span></text:h>
      <text:p text:style-name="P11"><text:span text:style-name="T55">It is possible to export cruises/lowerings</text:span> to file. <text:s/>There are <text:span text:style-name="T62">two</text:span> reasons to export <text:span text:style-name="T62">cruises/lowerings</text:span>:</text:p>
      <text:list xml:id="list2325363825" text:style-name="L8">
        <text:list-item>
          <text:p text:style-name="P79">Including the <text:span text:style-name="T62">cruise/lowerings</text:span> as part of the cruise data package</text:p>
        </text:list-item>
        <text:list-item>
          <text:p text:style-name="P79"><text:span text:style-name="T55">Wanting to m</text:span>ov<text:span text:style-name="T55">e/copy</text:span> the <text:span text:style-name="T62">cruises/lowerings</text:span> <text:span text:style-name="T55">to another</text:span> instance<text:span text:style-name="T55"> </text:span>of Sealog</text:p>
        </text:list-item>
      </text:list>
      <text:p text:style-name="P10">To export <text:span text:style-name="T73">cruises/lowerings</text:span> to file, click the download icon <text:span text:style-name="T55">in the header of the </text:span><text:span text:style-name="T73">cruise/lowering</text:span><text:span text:style-name="T55"> table</text:span>.</text:p>
      <text:p text:style-name="P10"><text:span text:style-name="T58">Only </text:span><text:span text:style-name="T73">Cruise managers and Admins</text:span><text:span text:style-name="T58"> can export </text:span><text:span text:style-name="T73">Cruises/Lowerings</text:span><text:span text:style-name="T58">.</text:span></text:p>
      <text:h text:style-name="Heading_20_5" text:outline-level="5">Importing Cruises/Lowerings from file </text:h>
      <text:p text:style-name="P48"><text:span text:style-name="T36">U</text:span><text:span text:style-name="T12">se the blue “Import From File” button located below the Cruises/Lowerings table </text:span><text:span text:style-name="T36">to import cruises/lowerings from file</text:span><text:span text:style-name="T12">. <text:s/>This button is only available to </text:span><text:span text:style-name="T36">A</text:span><text:span text:style-name="T12">dmins. <text:s/>Clicking the button will open a </text:span><text:span text:style-name="T27">modal window with the option to select a file for import. <text:s/>After selecting the file the </text:span><text:soft-page-break/><text:span text:style-name="T27">modal will display the number of cruises/lowerings found in the file and real-time status messages displaying the number of cruises/lowerings pending, imported, skipped (because they already exist) and errors (problem with the cruise/lowering data in the file).</text:span></text:p>
      <text:h text:style-name="Heading_20_5" text:outline-level="5"><text:span text:style-name="T27">A</text:span><text:span text:style-name="T12">dditional Lowering Functionality</text:span></text:h>
      <text:p text:style-name="P89">For installations where vehicle navigation is integrated as ancillary data for the events there is additional functionality in the Lowerings section. <text:s/>This additional functionality includes the ability to use the navigation data to refine lowering start/stop times as well as capture additional metadata such as a geographic bounding box for the lowering, max depth and on-bottom/off-bottom times.</text:p>
      <text:p text:style-name="P49"><text:span text:style-name="T12">To access this additional functionality, click the orange “Milestones/Stats” button in the Update Lowering form.</text:span></text:p>
      <text:h text:style-name="P51" text:outline-level="2">Event Management</text:h>
      <text:p text:style-name="P36">The Event Management section allows <text:span text:style-name="T73">A</text:span>dmin <text:span text:style-name="T73">user</text:span>s to view all events in the Sealog database. <text:s text:c="2"/>The Event Management section is available from the System Management dropdown on the top navigation bar.</text:p>
      <text:p text:style-name="P36">The Event Management section includes a table of events and an event filter form.</text:p>
      <text:h text:style-name="P56" text:outline-level="5">Filtering Events</text:h>
      <text:p text:style-name="P43"><text:span text:style-name="T20">The </text:span><text:span text:style-name="T28">Event Filter</text:span><text:span text:style-name="T23"> form </text:span><text:span text:style-name="T20">is used to filtered </text:span><text:span text:style-name="T23">the events shown.</text:span><text:span text:style-name="T20"> <text:s/>Events can be filtered by </text:span><text:span text:style-name="T36">text</text:span><text:span text:style-name="T20"> author, </text:span><text:span text:style-name="T36">or </text:span><text:span text:style-name="T20">time. <text:s/>The search form </text:span><text:span text:style-name="T23">is</text:span><text:span text:style-name="T20"> case </text:span><text:span text:style-name="T23">in</text:span><text:span text:style-name="T20">sensitive and </text:span><text:span text:style-name="T23">partial matching is supported</text:span><text:span text:style-name="T20">. <text:s/>Use commas between event values to search for multiple event values (i.e. FISH, CORAL). <text:s/>Prefixing an event value with a “!” character will perform a logical NOT operation.</text:span></text:p>
      <text:h text:style-name="P56" text:outline-level="5">Exporting events</text:h>
      <text:p text:style-name="P32"><text:span text:style-name="T60">The events shown in the table of events</text:span> can be exported <text:span text:style-name="T60">to file. <text:s/></text:span>To export the events, click the Download icon in the <text:span text:style-name="T60">header of the </text:span>Filtered Events card and select the type of export. <text:s/>The export is for the exact list of events shown in the Filtered Events card. <text:s/>Use the Event Filter form to construct the desired list of the event prior to exporting.</text:p>
      <text:h text:style-name="P52" text:outline-level="2">Users</text:h>
      <text:p text:style-name="P23"><text:span text:style-name="T61">Users</text:span> can be added and/<text:span text:style-name="T53">or</text:span> changed at anytime. <text:s/>To add/edit a <text:span text:style-name="T61">user</text:span> go to the “System Management” dropdown menu in the navigation bar and select “<text:span text:style-name="T61">Users</text:span>” <text:s/>This will take you the <text:span text:style-name="T61">Users</text:span> section of the Sealog interface. <text:s/><text:span text:style-name="T53">This option is only available to </text:span><text:span text:style-name="T73">Admins and Cruise managers</text:span><text:span text:style-name="T53">.</text:span></text:p>
      <text:p text:style-name="P24">The <text:span text:style-name="T61">Users</text:span> section has <text:span text:style-name="T41">4</text:span> parts:</text:p>
      <text:list text:continue-list="list1301794557" text:style-name="L4">
        <text:list-item>
          <text:p text:style-name="P69"><text:soft-page-break/>A list of system <text:span text:style-name="T61">users</text:span></text:p>
        </text:list-item>
        <text:list-item>
          <text:p text:style-name="P71"><text:span text:style-name="T54">A </text:span>list of <text:span text:style-name="T41">non-system</text:span> <text:span text:style-name="T61">users</text:span>,</text:p>
        </text:list-item>
        <text:list-item>
          <text:p text:style-name="P71"><text:span text:style-name="T54">A</text:span> button to add a new <text:span text:style-name="T61">user</text:span></text:p>
        </text:list-item>
        <text:list-item>
          <text:p text:style-name="P71"><text:span text:style-name="T54">A</text:span> form <text:span text:style-name="T54">card</text:span> used for creating/editing <text:span text:style-name="T61">users</text:span></text:p>
        </text:list-item>
      </text:list>
      <text:h text:style-name="P57" text:outline-level="5">System vs Non-System <text:span text:style-name="T61">Users</text:span></text:h>
      <text:p text:style-name="P26"><text:span text:style-name="T7">T</text:span>here are 2 classes of <text:span text:style-name="T61">users</text:span>: system and non-system.</text:p>
      <text:p text:style-name="P26">System <text:span text:style-name="T61">users</text:span> can only be created/edited/deleted by <text:span text:style-name="T73">Admin </text:span><text:span text:style-name="T54">users</text:span>. <text:s/>The reason for system <text:span text:style-name="T61">users</text:span> is to allow the vessel operator to define a set of <text:span text:style-name="T61">users</text:span> that should not be modified by the visiting science party.</text:p>
      <text:p text:style-name="P26">Non-system <text:span text:style-name="T61">users</text:span> can be created by <text:span text:style-name="T73">C</text:span><text:span text:style-name="T61">ruise </text:span>manager<text:span text:style-name="T73">s and A</text:span>dmin<text:span text:style-name="T73">s</text:span>. <text:s/>These are the <text:span text:style-name="T61">users</text:span> that can/should be <text:span text:style-name="T54">managed</text:span> by the science party to support their specialized needs.</text:p>
      <text:h text:style-name="P57" text:outline-level="5">Table of <text:span text:style-name="T63">Users</text:span></text:h>
      <text:p text:style-name="P38">The <text:span text:style-name="T63">user</text:span> table<text:span text:style-name="T63">s</text:span> displays all <text:span text:style-name="T63">users</text:span> available in Sealog. <text:s/>The search text field at the header of the <text:span text:style-name="T63">System Users and Users</text:span> card<text:span text:style-name="T63">s</text:span> can be used to filter the <text:span text:style-name="T63">users displayed in the corresponding table</text:span>. <text:s/>The download icon next to the search text field can be used to export all the cruises in the table.</text:p>
      <text:p text:style-name="P86">To edit an existing user click the blue pencil icon next to the user you wish to edit. <text:s/>To delete an existing user click the red trash can icon next to the user you wish to delete. <text:s/>The Sealog client will prompt the user to confirm the delete to prevent accidental deletion.</text:p>
      <text:h text:style-name="P57" text:outline-level="5">Adding/Editing <text:span text:style-name="T61">Users</text:span></text:h>
      <text:p text:style-name="P45"><text:span text:style-name="T13">When a user first arrives </text:span><text:span text:style-name="T17">in</text:span><text:span text:style-name="T13"> the </text:span><text:span text:style-name="T29">Users</text:span><text:span text:style-name="T13"> </text:span><text:span text:style-name="T17">section</text:span><text:span text:style-name="T13"> the </text:span><text:span text:style-name="T17">create </text:span><text:span text:style-name="T29">new user</text:span><text:span text:style-name="T17"> </text:span><text:span text:style-name="T13">form is already displayed. <text:s/></text:span><text:span text:style-name="T14">This allows the user to immediately start building a new </text:span><text:span text:style-name="T29">user</text:span><text:span text:style-name="T14">.</text:span></text:p>
      <text:p text:style-name="P46"><text:span text:style-name="T30">T</text:span><text:span text:style-name="T14">o edit an existing cruise/lowering click the blue pencil icon next to the </text:span><text:span text:style-name="T30">user</text:span><text:span text:style-name="T14"> you wish to edit. <text:s/></text:span><text:span text:style-name="T26">This will populate the form with the contents of the selected </text:span><text:span text:style-name="T30">user</text:span><text:span text:style-name="T26">. <text:s/>Required fields are designated with a red asterisks. When done completing or updating the form, click the blue “Create” or “Update” button to save the </text:span><text:span text:style-name="T30">user</text:span><text:span text:style-name="T26">.</text:span></text:p>
      <text:p text:style-name="P46"><text:span text:style-name="T26">A</text:span><text:span text:style-name="T30">dmin users </text:span><text:span text:style-name="T31">can</text:span><text:span text:style-name="T30"> promote/demote a user to system-user. <text:s/>This option appears a</text:span><text:span text:style-name="T31">s</text:span><text:span text:style-name="T30"> a “System User” checkbox on the user create/update form.</text:span></text:p>
      <text:p text:style-name="P46"><text:span text:style-name="T30">Admin users can disable user accounts. <text:s/>User accounts can be disabled if the operator wants to temporary prevent the account from being used. <text:s/>This option appears a</text:span><text:span text:style-name="T31">s</text:span><text:span text:style-name="T30"> a “</text:span><text:span text:style-name="T31">Account Disabled</text:span><text:span text:style-name="T30">” checkbox on the user create/update form.</text:span></text:p>
      <text:h text:style-name="P53" text:outline-level="5"><text:soft-page-break/>Export<text:span text:style-name="T62">ing</text:span> <text:span text:style-name="T61">Users</text:span></text:h>
      <text:p text:style-name="P9"><text:span text:style-name="T55">It is possible to export users</text:span> to file. <text:s/>There are three reasons to export <text:span text:style-name="T61">users</text:span>:</text:p>
      <text:list text:continue-list="list2325363825" text:style-name="L8">
        <text:list-item>
          <text:p text:style-name="P91">Wanting to make a backup of the users table.</text:p>
        </text:list-item>
        <text:list-item>
          <text:p text:style-name="P80"><text:span text:style-name="T55">Wanting to m</text:span>ov<text:span text:style-name="T55">e/copy</text:span> the <text:span text:style-name="T61">users</text:span> <text:span text:style-name="T55">to another</text:span> instance<text:span text:style-name="T55"> </text:span>of Sealog</text:p>
        </text:list-item>
        <text:list-item>
          <text:p text:style-name="P80">Wanting to use the same <text:span text:style-name="T61">users</text:span> on a future cruise aboard the same vessel.</text:p>
        </text:list-item>
      </text:list>
      <text:p text:style-name="P8">To export <text:span text:style-name="T61">users</text:span> to file, click the download icon <text:span text:style-name="T55">in the header of the users tables</text:span>.</text:p>
      <text:p text:style-name="P8">Only <text:span text:style-name="T73">Admin </text:span>users can export system <text:span text:style-name="T61">users</text:span>. <text:s/><text:span text:style-name="T73">Cruise Managers and Admins</text:span> can export non-system <text:span text:style-name="T61">users</text:span>.</text:p>
      <text:h text:style-name="P53" text:outline-level="5">Importing <text:span text:style-name="T61">Users</text:span> from file </text:h>
      <text:p text:style-name="P37">To import <text:span text:style-name="T61">users</text:span> from a file, use the blue “Import From File” button located below the <text:span text:style-name="T61">Users</text:span> table. <text:s/>This button is only available to “admin” users. <text:s/>Clicking the button will open a <text:span text:style-name="T59">modal window that presents the user with the option to select a file for import. <text:s/>After selecting the file the modal will display the number of users found in the file and real-time status messages displaying the number of users pending, imported, skipped (because they already exist) and errors (problem with the user data in the file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Neue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/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9T04:25:45.723839000</meta:creation-date>
    <dc:date>2024-06-12T13:11:43.735366537</dc:date>
    <meta:editing-duration>PT8H31M42S</meta:editing-duration>
    <meta:editing-cycles>30</meta:editing-cycles>
    <meta:generator>LibreOffice/7.6.4.1$MacOSX_AARCH64 LibreOffice_project/e19e193f88cd6c0525a17fb7a176ed8e6a3e2aa1</meta:generator>
    <meta:document-statistic meta:table-count="0" meta:image-count="0" meta:object-count="0" meta:page-count="11" meta:paragraph-count="166" meta:word-count="3505" meta:character-count="21286" meta:non-whitespace-character-count="17879"/>
  </office:meta>
</office:document-meta>
</file>